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print 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necesida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comercial</text:p>
          </table:table-cell>
          <table:table-cell office:value-type="string" calcext:value-type="string">
            <text:p>Crear un evento confirmad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er lista de eventos confirm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odificar evento confirmad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ncelar Evento confirm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star los eventos en sitio we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ublicar detalles de cada ev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Generar un texto con fechas y valo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ado</text:p>
          </table:table-cell>
          <table:table-cell office:value-type="string" calcext:value-type="string">
            <text:p>Pre-inscrip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Dashboard de inscripciones a curs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Sprint 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omercial</text:p>
          </table:table-cell>
          <table:table-cell office:value-type="string" calcext:value-type="string">
            <text:p>Ser notificado de cada inscrip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firmar la inscripcion sin pag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ocer los pagos pendientes por ev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ado</text:p>
          </table:table-cell>
          <table:table-cell office:value-type="string" calcext:value-type="string">
            <text:p>pago efectivo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ado</text:p>
          </table:table-cell>
          <table:table-cell office:value-type="string" calcext:value-type="string">
            <text:p>pago transferencia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ado</text:p>
          </table:table-cell>
          <table:table-cell office:value-type="string" calcext:value-type="string">
            <text:p>pago cheque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Registro de pag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tor de finanzas </text:p>
          </table:table-cell>
          <table:table-cell office:value-type="string" calcext:value-type="string">
            <text:p>Ser notificado por cada cobro de un evento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1:41:38.242191794</meta:creation-date>
    <dc:date>2017-11-30T05:07:11.474180208</dc:date>
    <meta:editing-duration>PT2H25M2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